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dobe Jenson Pro" svg:font-family="'Adobe Jenson Pr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024706"/>
    </style:style>
    <style:style style:name="P2" style:family="paragraph" style:parent-style-name="Standard">
      <style:text-properties officeooo:rsid="0002bfad" officeooo:paragraph-rsid="0002bfad"/>
    </style:style>
    <style:style style:name="P3" style:family="paragraph" style:parent-style-name="Standard">
      <style:text-properties officeooo:rsid="00039df1" officeooo:paragraph-rsid="00039df1"/>
    </style:style>
    <style:style style:name="P4" style:family="paragraph" style:parent-style-name="Standard">
      <style:text-properties officeooo:rsid="000495eb" officeooo:paragraph-rsid="000495eb"/>
    </style:style>
    <style:style style:name="P5" style:family="paragraph" style:parent-style-name="Standard">
      <style:text-properties officeooo:rsid="000633b9" officeooo:paragraph-rsid="000633b9"/>
    </style:style>
    <style:style style:name="P6" style:family="paragraph" style:parent-style-name="Standard">
      <style:paragraph-properties fo:text-align="center" style:justify-single-word="false"/>
      <style:text-properties fo:font-weight="bold" officeooo:rsid="00024706" officeooo:paragraph-rsid="00024706" style:font-weight-asian="bold" style:font-weight-complex="bold"/>
    </style:style>
    <style:style style:name="P7" style:family="paragraph" style:parent-style-name="Standard">
      <style:text-properties officeooo:rsid="00115ef6" officeooo:paragraph-rsid="00115ef6"/>
    </style:style>
    <style:style style:name="P8" style:family="paragraph" style:parent-style-name="Standard">
      <style:text-properties officeooo:rsid="00024706" officeooo:paragraph-rsid="00024706"/>
    </style:style>
    <style:style style:name="P9" style:family="paragraph" style:parent-style-name="Standard" style:list-style-name="L2">
      <style:text-properties officeooo:rsid="00039df1" officeooo:paragraph-rsid="00039df1"/>
    </style:style>
    <style:style style:name="P10" style:family="paragraph" style:parent-style-name="Standard">
      <style:text-properties officeooo:rsid="00039df1" officeooo:paragraph-rsid="00039df1"/>
    </style:style>
    <style:style style:name="P11" style:family="paragraph" style:parent-style-name="Standard" style:list-style-name="L2">
      <style:text-properties officeooo:rsid="00115ef6" officeooo:paragraph-rsid="00115ef6"/>
    </style:style>
    <style:style style:name="P12" style:family="paragraph" style:parent-style-name="Standard" style:list-style-name="L2">
      <style:text-properties officeooo:rsid="000495eb" officeooo:paragraph-rsid="000495eb"/>
    </style:style>
    <style:style style:name="P13" style:family="paragraph" style:parent-style-name="Standard" style:list-style-name="L2">
      <style:text-properties officeooo:rsid="000633b9" officeooo:paragraph-rsid="000633b9"/>
    </style:style>
    <style:style style:name="P14" style:family="paragraph" style:parent-style-name="Standard" style:list-style-name="L3">
      <style:text-properties officeooo:rsid="000633b9" officeooo:paragraph-rsid="000633b9"/>
    </style:style>
    <style:style style:name="P15" style:family="paragraph" style:parent-style-name="Standard" style:list-style-name="L3">
      <style:text-properties officeooo:rsid="00081178" officeooo:paragraph-rsid="00081178"/>
    </style:style>
    <style:style style:name="P16" style:family="paragraph" style:parent-style-name="Standard">
      <style:text-properties officeooo:rsid="00157cb4" officeooo:paragraph-rsid="000ff7a7"/>
    </style:style>
    <style:style style:name="P17" style:family="paragraph" style:parent-style-name="Standard">
      <style:paragraph-properties fo:text-align="center" style:justify-single-word="false"/>
      <style:text-properties fo:font-weight="bold" officeooo:rsid="00173869" officeooo:paragraph-rsid="00173869" style:font-weight-asian="bold" style:font-weight-complex="bold"/>
    </style:style>
    <style:style style:name="P18" style:family="paragraph" style:parent-style-name="Standard">
      <style:text-properties officeooo:rsid="00173869" officeooo:paragraph-rsid="00173869"/>
    </style:style>
    <style:style style:name="P19" style:family="paragraph" style:parent-style-name="Standard" style:list-style-name="L10">
      <style:text-properties officeooo:rsid="00173869" officeooo:paragraph-rsid="00173869"/>
    </style:style>
    <style:style style:name="P20" style:family="paragraph" style:parent-style-name="Standard" style:list-style-name="L2">
      <style:text-properties officeooo:rsid="00173869" officeooo:paragraph-rsid="00173869"/>
    </style:style>
    <style:style style:name="P21" style:family="paragraph" style:parent-style-name="Standard" style:list-style-name="L3">
      <style:text-properties officeooo:rsid="0017e879" officeooo:paragraph-rsid="0017e879"/>
    </style:style>
    <style:style style:name="P22" style:family="paragraph" style:parent-style-name="Standard" style:list-style-name="L3">
      <style:text-properties officeooo:rsid="001ae768" officeooo:paragraph-rsid="001ae768"/>
    </style:style>
    <style:style style:name="P23" style:family="paragraph" style:parent-style-name="Standard">
      <style:text-properties officeooo:rsid="001ae768" officeooo:paragraph-rsid="001ae768"/>
    </style:style>
    <style:style style:name="P24" style:family="paragraph" style:parent-style-name="Standard" style:list-style-name="L11">
      <style:text-properties officeooo:rsid="001ae768" officeooo:paragraph-rsid="001ae768"/>
    </style:style>
    <style:style style:name="P25" style:family="paragraph" style:parent-style-name="Standard" style:list-style-name="L11">
      <style:text-properties officeooo:rsid="001bacb5" officeooo:paragraph-rsid="001bacb5"/>
    </style:style>
    <style:style style:name="T1" style:family="text">
      <style:text-properties officeooo:rsid="000633b9"/>
    </style:style>
    <style:style style:name="T2" style:family="text">
      <style:text-properties officeooo:rsid="00173869"/>
    </style:style>
    <style:style style:name="T3" style:family="text">
      <style:text-properties officeooo:rsid="0017e879"/>
    </style:style>
    <style:style style:name="T4" style:family="text">
      <style:text-properties officeooo:rsid="0019e5d7"/>
    </style:style>
    <style:style style:name="T5" style:family="text">
      <style:text-properties officeooo:rsid="001c027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ZOP <text:span text:style-name="T2">SPECIFICATION</text:span></text:p>
      <text:p text:style-name="P17">CODING GUIDELINES</text:p>
      <text:p text:style-name="P6"/>
      <text:p text:style-name="P7">Level: 1</text:p>
      <text:p text:style-name="P1">Version: 0.1 (under initial construction)</text:p>
      <text:p text:style-name="P1"/>
      <text:p text:style-name="P18">OVERVIEW</text:p>
      <text:p text:style-name="P1"/>
      <text:p text:style-name="P18">Vizop is coded in Python 3. It uses wxPython 4 for GUI functions.</text:p>
      <text:p text:style-name="P1"/>
      <text:p text:style-name="P18">GENERAL PRINCIPLES</text:p>
      <text:p text:style-name="P18"/>
      <text:list xml:id="list4149347780" text:style-name="L10">
        <text:list-item>
          <text:p text:style-name="P19">Vizop is cross-platform. As a minimum, it will run without modification on Windows (≥8.0) and MacOS (≥10.14).</text:p>
        </text:list-item>
        <text:list-item>
          <text:p text:style-name="P19">Vizop can require internet access for license checking. For all other functions, Vizop can run without internet access.</text:p>
        </text:list-item>
        <text:list-item>
          <text:p text:style-name="P19"/>
        </text:list-item>
      </text:list>
      <text:p text:style-name="P1"/>
      <text:p text:style-name="P18"><text:span text:style-name="T5">STRUCTURAL</text:span> PRINCIPLES</text:p>
      <text:p text:style-name="P18"/>
      <text:p text:style-name="P2">Vizop needs to be built in a modular way, so that new PHA models can be added as they are developed. <text:span text:style-name="T1">For example, while the first version may support HAZOP and Fault Tree Analysis, later versions can add support for SIL determination and alarm rationalization.</text:span></text:p>
      <text:p text:style-name="P2"/>
      <text:p text:style-name="P5">Vizop code will maintain strict separation between display and the data model.</text:p>
      <text:p text:style-name="P2"/>
      <text:p text:style-name="P3"><text:span text:style-name="T5">OVERALL CODE</text:span> DESIGN PHILOSOPHY</text:p>
      <text:p text:style-name="P3"/>
      <text:list xml:id="list1094397584" text:style-name="L2">
        <text:list-item>
          <text:p text:style-name="P9">No potentially hazardous assumptions will be made about the <text:span text:style-name="T2">project </text:span>data. <text:span text:style-name="T2">In other words, avoid default values that could be mistaken for actual data. For example, if a data value is expected to be an integer, the “unset” value should be None or another non-integer value; or (better) there should be a flag that indicates whether the value has been set by the user.</text:span></text:p>
        </text:list-item>
        <text:list-item>
          <text:p text:style-name="P11">Code will be “hard”, i.e. implementing techniques to minimise the chances of bugs, and tolerant of unexpected user inputs.</text:p>
        </text:list-item>
        <text:list-item>
          <text:p text:style-name="P11">Cyber security will be considered and a reasonable level of security will be implemented.</text:p>
        </text:list-item>
        <text:list-item>
          <text:p text:style-name="P11">While execution speed is not critical, the UI must always be reasonably responsive.</text:p>
        </text:list-item>
        <text:list-item>
          <text:p text:style-name="P9">Software or laptop crash will never lose any project data.</text:p>
        </text:list-item>
        <text:list-item>
          <text:p text:style-name="P9">Full undo and redo will be provided for every action <text:span text:style-name="T2">that alters the project data</text:span>.</text:p>
        </text:list-item>
        <text:list-item>
          <text:p text:style-name="P9">The UI will be intuitive and will do “what the user expects”. The software should be designed to act like a human, rather than expecting the user to act like a computer.</text:p>
        </text:list-item>
        <text:list-item>
          <text:p text:style-name="P9">There will be no error messages. If the software has a problem, it's the software's responsibility to sort it out.</text:p>
        </text:list-item>
        <text:list-item>
          <text:p text:style-name="P20">If Vizop stops the user from doing something, it should be obvious why the user is not allowed to do that action.</text:p>
        </text:list-item>
        <text:list-item>
          <text:p text:style-name="P9">Pop-up dialogue boxes to be kept to a minimum.</text:p>
        </text:list-item>
        <text:list-item>
          <text:p text:style-name="P9">Keyboard shortcuts provided whereever practicable.</text:p>
        </text:list-item>
        <text:list-item>
          <text:p text:style-name="P9">Files created by Vizop will be in a non-proprietary format whereever possible.</text:p>
        </text:list-item>
        <text:list-item>
          <text:p text:style-name="P12">Safety-critical calculations will be isolated into “safety critical” software compartments so that they can be validated separately.</text:p>
        </text:list-item>
        <text:list-item>
          <text:p text:style-name="P13">Translation ready. Easy to convert <text:span text:style-name="T2">user-visible texts </text:span>into languages other than English.</text:p>
        </text:list-item>
        <text:list-item>
          <text:p text:style-name="P13">Function is more important than form. Looking beautiful is not the priority.</text:p>
        </text:list-item>
      </text:list>
      <text:p text:style-name="P4"><text:soft-page-break/></text:p>
      <text:p text:style-name="P5"><text:span text:style-name="T5">DETAILED </text:span>CODING PHILOSOPHY</text:p>
      <text:list xml:id="list2007671323" text:style-name="L3">
        <text:list-item>
          <text:p text:style-name="P14">Strongly differentiated into modules with small, clearly defined procedures.</text:p>
        </text:list-item>
        <text:list-item>
          <text:p text:style-name="P21">Each procedure to be as short as reasonably possible. If the procedure has to perform many tasks, try to split it up into several procedures and put a small number of tasks in each procedure.</text:p>
        </text:list-item>
        <text:list-item>
          <text:p text:style-name="P21">Pass all parameters required by a procedure into the procedure. Try not to have it use values directly from the parent scope – with the exception of global variables.</text:p>
        </text:list-item>
        <text:list-item>
          <text:p text:style-name="P14">Minimise code repetition. Reuse procedures where practicable. <text:span text:style-name="T3">This is to minimise the risk of making a correction in one place, and forgetting to make it in other repetitions of the same code.</text:span></text:p>
        </text:list-item>
        <text:list-item>
          <text:p text:style-name="P21">Put procedures in the appropriate module. Procedures that are likely to be re-used in multiple places can be put into vizop_misc if they are Vizop specific, or in “utilities” if they are so general that they could be used by other apps.</text:p>
        </text:list-item>
        <text:list-item>
          <text:p text:style-name="P15">Code to be heavily commented. Aim for 50% of code to comprise comments. <text:span text:style-name="T4">Comments must be clear to someone who may have to debug the code later.</text:span></text:p>
        </text:list-item>
        <text:list-item>
          <text:p text:style-name="P14">Long, clear object names.</text:p>
        </text:list-item>
        <text:list-item>
          <text:p text:style-name="P14">Minimise reuse of object names <text:span text:style-name="T3">within a given scope</text:span>.</text:p>
        </text:list-item>
        <text:list-item>
          <text:p text:style-name="P14">Enforce object types and value ranges as much as possible (using assert statements).</text:p>
        </text:list-item>
        <text:list-item>
          <text:p text:style-name="P22">Avoid dynamic re-typing of variables (e.g. using the same name for an integer, then for a boolean, in the same scope).</text:p>
        </text:list-item>
        <text:list-item>
          <text:p text:style-name="P21">Do not use “fake values” for variables to indicate special situations. For example, if an object counter is expected to be a positive integer, don't set it to -1 to indicate “undefined”. That creates an opportunity for a hidden bug waiting to bite us someday. Instead, use a separate flag (e.g. a boolean) to indicate that the value is unset, or use a structured object containing the value and a “set” flag.</text:p>
        </text:list-item>
        <text:list-item>
          <text:p text:style-name="P15">Don't use loop variables outside <text:span text:style-name="T3">the corresponding l</text:span>oop.</text:p>
        </text:list-item>
        <text:list-item>
          <text:p text:style-name="P22">Do not change the value of the loop variable inside a “for” loop (acceptable in a “while” loop).</text:p>
        </text:list-item>
        <text:list-item>
          <text:p text:style-name="P15">Minimise global variables.</text:p>
        </text:list-item>
        <text:list-item>
          <text:p text:style-name="P15">Minimise the use of exception handlers. Where necessary, make them as specific as possible (to catch only a certain type of exception, not “all exceptions”).</text:p>
        </text:list-item>
        <text:list-item>
          <text:p text:style-name="P14">Use simple native UI widgets as much as possible.</text:p>
        </text:list-item>
        <text:list-item>
          <text:p text:style-name="P21">Avoid hard-coding constants such as screen coordinates, colours, maximum and minimum values. Instead, put initial or preferred values in a single place in module “info” and refer to the value in “info” whenever used. This will (1) minimise the risk of using conflicting values in different parts of the code, and (2) make it easier to change later, especially if we decide to turn that “constant” into a user preference.</text:p>
        </text:list-item>
        <text:list-item>
          <text:p text:style-name="P21">For code that executes only once or a limited number of times, writing compact, efficient code is less important than making it simple, readable and debuggable.</text:p>
        </text:list-item>
        <text:list-item>
          <text:p text:style-name="P21">Avoid deeply nested class inheritance – it is very confusing and hard to debug.</text:p>
        </text:list-item>
        <text:list-item>
          <text:p text:style-name="P22">In any division calculation, consider if division by zero is hypothetically possible. If it is, always test whether the dividend is zero before executing the division. Do not use an exception handler to trap division by zero (as it may mask other bugs).</text:p>
        </text:list-item>
        <text:list-item>
          <text:p text:style-name="P22">Do not “def” the same procedure more than once in the same scope, except for forward definitions when unavoidable.</text:p>
        </text:list-item>
        <text:list-item>
          <text:p text:style-name="P22">Do not “class” define the same class more than once in the same scope, except for forward definitions when unavoidable.</text:p>
        </text:list-item>
      </text:list>
      <text:p text:style-name="P4"/>
      <text:p text:style-name="P23"><text:soft-page-break/>ADDITIONAL REQUIREMENTS IN CODE CONTAINING SAFETY CRITICAL CALCULATIONS</text:p>
      <text:p text:style-name="P23">Because this code must be validated, it must be very simple, clear and easily proven.</text:p>
      <text:p text:style-name="P23"/>
      <text:list xml:id="list2825777994" text:style-name="L11">
        <text:list-item>
          <text:p text:style-name="P24">Avoid use of “break” statements to jump out of loops, except in simple cases.</text:p>
        </text:list-item>
        <text:list-item>
          <text:p text:style-name="P24">Use plenty of brackets in calculations to make absolutely sure the order of operator calculation gives the expected result.</text:p>
        </text:list-item>
        <text:list-item>
          <text:p text:style-name="P25">Minimise the use of external calculation libraries (e.g. numpy) unless there is a clear advantage to using them.</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dobe Jenson Pro" svg:font-family="'Adobe Jenson Pr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8:36:45.473044795</meta:creation-date>
    <meta:generator>LibreOffice/5.4.2.2$MacOSX_X86_64 LibreOffice_project/22b09f6418e8c2d508a9eaf86b2399209b0990f4</meta:generator>
    <dc:date>2019-03-04T22:07:55.828071378</dc:date>
    <meta:editing-duration>PT2H2M17S</meta:editing-duration>
    <meta:editing-cycles>24</meta:editing-cycles>
    <meta:document-statistic meta:table-count="0" meta:image-count="0" meta:object-count="0" meta:page-count="3" meta:paragraph-count="57" meta:word-count="1067" meta:character-count="6219" meta:non-whitespace-character-count="5249"/>
  </office:meta>
</office:document-meta>
</file>